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7"/>
        <table:table-column table:style-name="co1" table:number-columns-repeated="9" table:default-cell-style-name="Default"/>
        <table:table-row table:style-name="ro1">
          <table:table-cell/>
          <table:table-cell table:style-name="ce1"/>
          <table:table-cell table:style-name="Default"/>
          <table:table-cell table:number-columns-repeated="9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style-name="Default"/>
          <table:covered-table-cell table:number-columns-repeated="6"/>
          <table:table-cell table:number-columns-repeated="3"/>
        </table:table-row>
        <table:table-row table:style-name="ro1">
          <table:table-cell/>
          <table:table-cell table:style-name="ce1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/>
          <table:table-cell table:style-name="Default"/>
          <table:table-cell table:number-columns-repeated="9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Fen position rnbqkbnr/pppppppp/8/8/8/8/PPPPPPPP/RNBQKBNR w KQkq - 0 1</text:p>
          </table:table-cell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table-cell table:style-name="ce1"/>
          <table:table-cell table:style-name="Default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8" table:number-rows-spanned="1">
            <text:p>http://webchess.freehostia.com/diag/chessdiag.php?fen=rnbqkbnr/pppppppp/8/8/8/8/PPPPPPPP/RNBQKBNR w KQkq - 0 1&amp;size=large&amp;coord=yes&amp;cap=no&amp;stm=yes&amp;fb=no&amp;theme=classic&amp;color1=E3CEAA&amp;color2=635147&amp;color3=000000</text:p>
          </table:table-cell>
          <table:covered-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902" calcext:value-type="float">
            <text:p>89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281" calcext:value-type="float">
            <text:p>1972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65609" calcext:value-type="float">
            <text:p>48656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9060324" calcext:value-type="float">
            <text:p>1190603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95901860" calcext:value-type="float">
            <text:p>3195901860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/>
          <table:table-cell table:style-name="Default"/>
          <table:table-cell table:number-columns-repeated="9"/>
        </table:table-row>
        <table:table-row table:style-name="ro3">
          <table:table-cell/>
          <table:table-cell table:style-name="ce3" office:value-type="string" calcext:value-type="string" table:number-columns-spanned="10" table:number-rows-spanned="1">
            <text:p>Fen position r3k2r/p1ppqpb1/bn2pnp1/3PN3/1p2P3/2N2Q1p/PPPBBPPP/R3K2R w Kqkq <text:s/>- 0 25</text:p>
          </table:table-cell>
          <table:covered-table-cell table:style-name="Default"/>
          <table:covered-table-cell table:number-columns-repeated="8"/>
          <table:table-cell/>
        </table:table-row>
        <table:table-row table:style-name="ro1">
          <table:table-cell/>
          <table:table-cell table:style-name="ce1"/>
          <table:table-cell table:style-name="Default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8" table:number-rows-spanned="1">
            <text:p>http://webchess.freehostia.com/diag/chessdiag.php?fen=r3k2r/p1ppqpb1/bn2pnp1/3PN3/1p2P3/2N2Q1p/PPPBBPPP/R3K2R w - -&amp;size=large&amp;coord=yes&amp;cap=no&amp;stm=yes&amp;fb=no&amp;theme=classic&amp;color1=E3CEAA&amp;color2=635147&amp;color3=000000</text:p>
          </table:table-cell>
          <table:covered-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39" calcext:value-type="float">
            <text:p>20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7862" calcext:value-type="float">
            <text:p>978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85603" calcext:value-type="float">
            <text:p>40856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3690690" calcext:value-type="float">
            <text:p>19369069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031647685" calcext:value-type="float">
            <text:p>80316476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74190009323" calcext:value-type="float">
            <text:p>374190009323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9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/>
          <table:table-cell table:style-name="Default"/>
          <table:table-cell table:number-columns-repeated="9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Fen position 8/PPP4k/8/8/8/8/4Kppp/8 w - - 0 1</text:p>
          </table:table-cell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table-cell table:style-name="ce1"/>
          <table:table-cell table:style-name="Default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8" table:number-rows-spanned="1">
            <text:p>http://webchess.freehostia.com/diag/chessdiag.php?fen=8/PPP4k/8/8/8/8/4Kppp/8 w - - 0 1 -&amp;size=large&amp;coord=yes&amp;cap=no&amp;stm=yes&amp;fb=no&amp;theme=classic&amp;color1=E3CEAA&amp;color2=635147&amp;color3=000000</text:p>
          </table:table-cell>
          <table:covered-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44" calcext:value-type="float">
            <text:p>50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9363" calcext:value-type="float">
            <text:p>893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45545" calcext:value-type="float">
            <text:p>17455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336777" calcext:value-type="float">
            <text:p>343367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9660761" calcext:value-type="float">
            <text:p>7496607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303466487" calcext:value-type="float">
            <text:p>163034664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89736558441" calcext:value-type="float">
            <text:p>389736558441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0:31:06.07757884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09-30T10:43:49.081668012</dc:date>
    <dc:creator>geko </dc:creator>
    <meta:editing-duration>PT2H8M15S</meta:editing-duration>
    <meta:editing-cycles>17</meta:editing-cycles>
    <meta:generator>LibreOffice/4.2.8.2$Linux_X86_64 LibreOffice_project/420m0$Build-2</meta:generator>
    <dc:title>Cinnamon chess engine - Perft results</dc:title>
    <meta:document-statistic meta:table-count="1" meta:cell-count="56" meta:object-count="0"/>
  </office:meta>
</office:document-meta>
</file>